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/>
      <style:text-properties officeooo:rsid="001f9be5" officeooo:paragraph-rsid="001f9be5"/>
    </style:style>
    <style:style style:name="P2" style:family="paragraph" style:parent-style-name="Text_20_body">
      <style:paragraph-properties fo:text-align="end" style:justify-single-word="false" style:writing-mode="rl-tb"/>
      <style:text-properties officeooo:rsid="001f9be5" officeooo:paragraph-rsid="001f9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le">שורה ראשונה כותרת</text:p>
      <text:p text:style-name="P2">שורה שנייה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10-06T01:45:46.252088697</meta:creation-date>
    <dc:date>2016-10-06T02:04:09.393078405</dc:date>
    <meta:editing-duration>PT3M13S</meta:editing-duration>
    <meta:editing-cycles>1</meta:editing-cycles>
    <meta:generator>LibreOffice/5.0.6.2$Linux_X86_64 LibreOffice_project/00m0$Build-2</meta:generator>
    <meta:document-statistic meta:table-count="0" meta:image-count="0" meta:object-count="0" meta:page-count="1" meta:paragraph-count="2" meta:word-count="5" meta:character-count="28" meta:non-whitespace-character-count="24"/>
  </office:meta>
</office:document-meta>
</file>